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4"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list&lt;vechicle&gt; BuildTrain(RouteID)</text:p>
      <text:p text:style-name="P1">+int GetTrainSpeed(TrainId)</text:p>
      <text:p text:style-name="P1"/>
      <text:p text:style-name="P1">Stop</text:p>
      <text:p text:style-name="P1">+int CalculateStopTime(TrainId,stopid)</text:p>
      <text:p text:style-name="P1">//read the stop routine</text:p>
      <text:p text:style-name="P1">//read the train stop routine</text:p>
      <text:p text:style-name="P1">//agregate the the parts and get the time</text:p>
      <text:p text:style-name="P1"/>
      <text:p text:style-name="P1">TimeTable</text:p>
      <text:p text:style-name="P1">+list&lt;StationStopTimes&gt; BuildTimeTable(date)</text:p>
      <text:p text:style-name="P1">//what is a time table</text:p>
      <text:p text:style-name="P1">//it is a train</text:p>
      <text:p text:style-name="P1">// a start time</text:p>
      <text:p text:style-name="P1">//a set of stops</text:p>
      <text:p text:style-name="P1">//the time it takes to travel between the stops</text:p>
      <text:p text:style-name="P1">//the time spent at a stop</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6M1S</meta:editing-duration>
    <meta:editing-cycles>18</meta:editing-cycles>
    <meta:generator>OpenOffice/4.1.3$Win32 OpenOffice.org_project/413m1$Build-9783</meta:generator>
    <dc:date>2018-11-11T13:46:17.12</dc:date>
    <dc:creator>Jon Bulmer</dc:creator>
    <meta:document-statistic meta:table-count="0" meta:image-count="0" meta:object-count="0" meta:page-count="1" meta:paragraph-count="25" meta:word-count="143" meta:character-count="948"/>
    <meta:user-defined meta:name="Info 1"/>
    <meta:user-defined meta:name="Info 2"/>
    <meta:user-defined meta:name="Info 3"/>
    <meta:user-defined meta:name="Info 4"/>
  </office:meta>
</office:document-meta>
</file>